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nsolas1" svg:font-family="Consolas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ffff" draw:textarea-vertical-align="middle" fo:min-height="1.147cm"/>
    </style:style>
    <style:style style:name="gr3" style:family="graphic" style:parent-style-name="standard">
      <style:graphic-properties draw:stroke="solid" svg:stroke-color="#000000" draw:fill="solid" draw:fill-color="#ffffff" draw:textarea-vertical-align="middle" fo:min-height="0.632cm"/>
    </style:style>
    <style:style style:name="gr4" style:family="graphic" style:parent-style-name="standard">
      <style:graphic-properties draw:stroke="none" draw:fill="none" draw:textarea-vertical-align="middle" fo:min-height="1.147cm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7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2.37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0000" draw:fill="solid" draw:fill-color="#e6e6ff" draw:textarea-vertical-align="middle" fo:min-height="3.142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3.142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solid" draw:fill-color="#e6e6ff" draw:textarea-vertical-align="middle" fo:min-height="0.6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color="#000000" draw:fill="solid" draw:fill-color="#ffffff" draw:textarea-vertical-align="middle" fo:min-height="0.766cm"/>
    </style:style>
    <style:style style:name="gr19" style:family="graphic" style:parent-style-name="standard">
      <style:graphic-properties draw:stroke="none" draw:fill="none" fo:min-height="0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nsolas1" fo:font-size="14pt" style:font-size-asian="14pt" style:font-size-complex="14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nsolas1" fo:font-size="14pt" style:font-size-asian="14pt" style:font-size-complex="14pt"/>
    </style:style>
    <style:style style:name="P6" style:family="paragraph">
      <style:paragraph-properties style:text-autospace="none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Consolas1" fo:font-size="12pt" style:font-size-asian="12pt" style:font-size-complex="12pt"/>
    </style:style>
    <style:style style:name="T2" style:family="text">
      <style:text-properties style:font-name="Consolas1" fo:font-size="14pt" style:font-size-asian="14pt" style:font-size-complex="14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3.462cm" svg:x="9.25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9.255cm" svg:y="14.318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9.256cm" svg:y="5.071cm">
          <draw:text-box>
            <text:p text:style-name="P1"><text:span text:style-name="T2">foobar()</text:span><text:span text:style-name="T3"> stack entry</text:span></text:p>
          </draw:text-box>
        </draw:frame>
        <draw:frame draw:style-name="gr4" draw:text-style-name="P3" draw:layer="layout" svg:width="9.271cm" svg:height="1.397cm" svg:x="9.255cm" svg:y="3.667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9.255cm" svg:y="2.277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9.255cm" svg:y="3.166cm">
          <draw:text-box>
            <text:p text:style-name="P1"><text:span text:style-name="T2">thread_one()</text:span><text:span text:style-name="T3"> stack entry</text:span></text:p>
          </draw:text-box>
        </draw:frame>
        <draw:custom-shape draw:style-name="gr5" draw:text-style-name="P1" draw:layer="layout" svg:width="1.016cm" svg:height="13.462cm" svg:x="7.739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5.207cm" svg:height="2.627cm" svg:x="2.524cm" svg:y="8.152cm">
          <draw:text-box>
            <text:p text:style-name="P1">4KB (one page)</text:p>
            <text:p text:style-name="P1"><text:span text:style-name="T5">Stores information about one thread (including its stack)</text:span></text:p>
          </draw:text-box>
        </draw:frame>
        <draw:custom-shape draw:style-name="gr7" draw:text-style-name="P1" draw:layer="layout" svg:width="1.016cm" svg:height="3.683cm" svg:x="18.653cm" svg:y="2.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" draw:layer="layout" svg:width="2.332cm" svg:height="0.963cm" svg:x="19.55cm" svg:y="3.667cm">
          <draw:text-box>
            <text:p text:style-name="P1">Stack</text:p>
          </draw:text-box>
        </draw:frame>
        <draw:frame draw:style-name="gr9" draw:text-style-name="P1" draw:layer="layout" svg:width="5.461cm" svg:height="2.627cm" svg:x="19.034cm" svg:y="5.879cm">
          <draw:text-box>
            <text:p text:style-name="P4"><text:s text:c="5"/>ESP</text:p>
            <text:p text:style-name="P1"><text:span text:style-name="T5">Stack pointer: bottom (or “top”) of the stack</text:span></text:p>
          </draw:text-box>
        </draw:frame>
        <draw:line draw:style-name="gr10" draw:text-style-name="P1" draw:layer="layout" svg:x1="19.923cm" svg:y1="6.334cm" svg:x2="18.399cm" svg:y2="5.826cm">
          <text:p/>
        </draw:line>
      </draw:page>
      <draw:page draw:name="page2" draw:style-name="dp1" draw:master-page-name="Default">
        <draw:custom-shape draw:style-name="gr11" draw:text-style-name="P1" draw:layer="layout" svg:width="10.033cm" svg:height="13.97cm" svg:x="5.953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3.462cm" svg:x="6.25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6.255cm" svg:y="14.318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6.256cm" svg:y="5.071cm">
          <draw:text-box>
            <text:p text:style-name="P1"><text:span text:style-name="T2">foobar()</text:span><text:span text:style-name="T3"> stack entry</text:span></text:p>
          </draw:text-box>
        </draw:frame>
        <draw:frame draw:style-name="gr4" draw:text-style-name="P3" draw:layer="layout" svg:width="9.271cm" svg:height="1.397cm" svg:x="6.255cm" svg:y="3.667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6.255cm" svg:y="2.277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6.255cm" svg:y="3.166cm">
          <draw:text-box>
            <text:p text:style-name="P1"><text:span text:style-name="T2">thread_one()</text:span><text:span text:style-name="T3"> stack entry</text:span></text:p>
          </draw:text-box>
        </draw:frame>
        <draw:frame draw:style-name="gr12" draw:text-style-name="P5" draw:layer="layout" svg:width="9.269cm" svg:height="3.392cm" svg:x="6.257cm" svg:y="5.96cm">
          <draw:text-box>
            <text:p text:style-name="P4"><text:span text:style-name="T3"><text:s text:c="3"/></text:span><text:span text:style-name="T3">Interrupt stack entry:</text:span></text:p>
          </draw:text-box>
        </draw:frame>
        <draw:frame draw:style-name="gr13" draw:text-style-name="P2" draw:layer="layout" svg:width="3.937cm" svg:height="3.392cm" svg:x="11.589cm" svg:y="5.96cm">
          <draw:text-box>
            <text:p text:style-name="P1"><text:span text:style-name="T3">Values pushed by CPU</text:span></text:p>
            <text:p text:style-name="P1"><text:span text:style-name="T3"/></text:p>
            <text:p text:style-name="P1"><text:span text:style-name="T3">Values pushed by OS</text:span></text:p>
          </draw:text-box>
        </draw:frame>
        <draw:line draw:style-name="gr14" draw:text-style-name="P1" draw:layer="layout" svg:x1="15.526cm" svg:y1="7.574cm" svg:x2="11.843cm" svg:y2="7.574cm">
          <text:p/>
        </draw:line>
        <draw:frame draw:style-name="gr3" draw:text-style-name="P2" draw:layer="layout" svg:width="9.271cm" svg:height="0.882cm" svg:x="6.251cm" svg:y="9.353cm">
          <draw:text-box>
            <text:p text:style-name="P1"><text:span text:style-name="T2">intr_handler()</text:span><text:span text:style-name="T3"> stack entry</text:span></text:p>
          </draw:text-box>
        </draw:frame>
        <draw:frame draw:style-name="gr3" draw:text-style-name="P2" draw:layer="layout" svg:width="9.271cm" svg:height="0.882cm" svg:x="6.252cm" svg:y="10.253cm">
          <draw:text-box>
            <text:p text:style-name="P1"><text:span text:style-name="T2">timer_interrupt()</text:span><text:span text:style-name="T3"> stack entry</text:span></text:p>
          </draw:text-box>
        </draw:frame>
        <draw:frame draw:style-name="gr3" draw:text-style-name="P2" draw:layer="layout" svg:width="9.271cm" svg:height="0.882cm" svg:x="6.253cm" svg:y="11.153cm">
          <draw:text-box>
            <text:p text:style-name="P1"><text:span text:style-name="T2">thread_tick()</text:span><text:span text:style-name="T3"> stack entry</text:span></text:p>
          </draw:text-box>
        </draw:frame>
      </draw:page>
      <draw:page draw:name="page3" draw:style-name="dp1" draw:master-page-name="Default">
        <draw:custom-shape draw:style-name="gr11" draw:text-style-name="P1" draw:layer="layout" svg:width="25.527cm" svg:height="13.97cm" svg:x="0.873cm" svg:y="2.0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334cm" svg:height="1.524cm" svg:x="10.852cm" svg:y="6.561cm">
          <text:p text:style-name="P6"><text:span text:style-name="T6">yield_on_return == 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271cm" svg:height="13.462cm" svg:x="1.05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1.055cm" svg:y="14.318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1.056cm" svg:y="5.071cm">
          <draw:text-box>
            <text:p text:style-name="P1"><text:span text:style-name="T2">foobar()</text:span><text:span text:style-name="T3"> stack entry</text:span></text:p>
          </draw:text-box>
        </draw:frame>
        <draw:frame draw:style-name="gr4" draw:text-style-name="P3" draw:layer="layout" svg:width="9.271cm" svg:height="1.397cm" svg:x="1.055cm" svg:y="3.667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1.055cm" svg:y="2.277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1.055cm" svg:y="3.166cm">
          <draw:text-box>
            <text:p text:style-name="P1"><text:span text:style-name="T2">thread_one()</text:span><text:span text:style-name="T3"> stack entry</text:span></text:p>
          </draw:text-box>
        </draw:frame>
        <draw:frame draw:style-name="gr3" draw:text-style-name="P2" draw:layer="layout" svg:width="9.271cm" svg:height="0.882cm" svg:x="1.051cm" svg:y="6.853cm">
          <draw:text-box>
            <text:p text:style-name="P1"><text:span text:style-name="T2">intr_handler()</text:span><text:span text:style-name="T3"> stack entry</text:span></text:p>
          </draw:text-box>
        </draw:frame>
        <draw:frame draw:style-name="gr3" draw:text-style-name="P2" draw:layer="layout" svg:width="9.271cm" svg:height="0.882cm" svg:x="1.052cm" svg:y="7.753cm">
          <draw:text-box>
            <text:p text:style-name="P1"><text:span text:style-name="T2">timer_interrupt()</text:span><text:span text:style-name="T3"> stack entry</text:span></text:p>
          </draw:text-box>
        </draw:frame>
        <draw:frame draw:style-name="gr3" draw:text-style-name="P2" draw:layer="layout" svg:width="9.271cm" svg:height="0.882cm" svg:x="1.053cm" svg:y="8.653cm">
          <draw:text-box>
            <text:p text:style-name="P1"><text:span text:style-name="T2">thread_tick()</text:span><text:span text:style-name="T3"> stack entry</text:span></text:p>
          </draw:text-box>
        </draw:frame>
        <draw:frame draw:style-name="gr16" draw:text-style-name="P2" draw:layer="layout" svg:width="9.271cm" svg:height="0.882cm" svg:x="1.057cm" svg:y="5.971cm">
          <draw:text-box>
            <text:p text:style-name="P1"><text:span text:style-name="T3">Interrupt stack entry</text:span></text:p>
          </draw:text-box>
        </draw:frame>
        <draw:custom-shape draw:style-name="gr1" draw:text-style-name="P1" draw:layer="layout" svg:width="9.271cm" svg:height="13.462cm" svg:x="16.75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16.756cm" svg:y="14.318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16.757cm" svg:y="5.071cm">
          <draw:text-box>
            <text:p text:style-name="P1"><text:span text:style-name="T2">foobar()</text:span><text:span text:style-name="T3"> stack entry</text:span></text:p>
          </draw:text-box>
        </draw:frame>
        <draw:frame draw:style-name="gr4" draw:text-style-name="P3" draw:layer="layout" svg:width="9.271cm" svg:height="1.397cm" svg:x="16.756cm" svg:y="3.667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16.756cm" svg:y="2.277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16.756cm" svg:y="3.166cm">
          <draw:text-box>
            <text:p text:style-name="P1"><text:span text:style-name="T2">thread_one()</text:span><text:span text:style-name="T3"> stack entry</text:span></text:p>
          </draw:text-box>
        </draw:frame>
        <draw:frame draw:style-name="gr3" draw:text-style-name="P2" draw:layer="layout" svg:width="9.271cm" svg:height="0.882cm" svg:x="16.752cm" svg:y="6.853cm">
          <draw:text-box>
            <text:p text:style-name="P1"><text:span text:style-name="T2">intr_handler()</text:span><text:span text:style-name="T3"> stack entry</text:span></text:p>
          </draw:text-box>
        </draw:frame>
        <draw:frame draw:style-name="gr3" draw:text-style-name="P2" draw:layer="layout" svg:width="9.271cm" svg:height="0.882cm" svg:x="16.753cm" svg:y="7.753cm">
          <draw:text-box>
            <text:p text:style-name="P1"><text:span text:style-name="T2">thread_yield()</text:span><text:span text:style-name="T3"> stack entry</text:span></text:p>
          </draw:text-box>
        </draw:frame>
        <draw:frame draw:style-name="gr3" draw:text-style-name="P2" draw:layer="layout" svg:width="9.271cm" svg:height="0.882cm" svg:x="16.754cm" svg:y="8.653cm">
          <draw:text-box>
            <text:p text:style-name="P1"><text:span text:style-name="T2">schedule()</text:span><text:span text:style-name="T3"> stack entry</text:span></text:p>
          </draw:text-box>
        </draw:frame>
        <draw:frame draw:style-name="gr16" draw:text-style-name="P2" draw:layer="layout" svg:width="9.271cm" svg:height="0.882cm" svg:x="16.758cm" svg:y="5.971cm">
          <draw:text-box>
            <text:p text:style-name="P1"><text:span text:style-name="T3">Interrupt stack entry</text:span></text:p>
          </draw:text-box>
        </draw:frame>
        <draw:frame draw:style-name="gr3" draw:text-style-name="P2" draw:layer="layout" svg:width="9.271cm" svg:height="0.882cm" svg:x="16.755cm" svg:y="9.553cm">
          <draw:text-box>
            <text:p text:style-name="P1"><text:span text:style-name="T2">switch_threads()</text:span><text:span text:style-name="T3"> stack entry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9.271cm" svg:height="13.462cm" svg:x="1.507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1.507cm" svg:y="14.191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1.508cm" svg:y="4.944cm">
          <draw:text-box>
            <text:p text:style-name="P1"><text:span text:style-name="T2">foobar()</text:span><text:span text:style-name="T3"> stack entry</text:span></text:p>
          </draw:text-box>
        </draw:frame>
        <draw:frame draw:style-name="gr4" draw:text-style-name="P3" draw:layer="layout" svg:width="9.271cm" svg:height="1.397cm" svg:x="1.507cm" svg:y="3.54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1.507cm" svg:y="2.15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1.507cm" svg:y="3.039cm">
          <draw:text-box>
            <text:p text:style-name="P1"><text:span text:style-name="T2">thread_two()</text:span><text:span text:style-name="T3"> stack entry</text:span></text:p>
          </draw:text-box>
        </draw:frame>
        <draw:frame draw:style-name="gr3" draw:text-style-name="P2" draw:layer="layout" svg:width="9.271cm" svg:height="0.882cm" svg:x="1.503cm" svg:y="6.726cm">
          <draw:text-box>
            <text:p text:style-name="P1"><text:span text:style-name="T2">intr_handler()</text:span><text:span text:style-name="T3"> stack entry</text:span></text:p>
          </draw:text-box>
        </draw:frame>
        <draw:frame draw:style-name="gr3" draw:text-style-name="P2" draw:layer="layout" svg:width="9.271cm" svg:height="0.882cm" svg:x="1.504cm" svg:y="7.626cm">
          <draw:text-box>
            <text:p text:style-name="P1"><text:span text:style-name="T2">thread_yield()</text:span><text:span text:style-name="T3"> stack entry</text:span></text:p>
          </draw:text-box>
        </draw:frame>
        <draw:frame draw:style-name="gr3" draw:text-style-name="P2" draw:layer="layout" svg:width="9.271cm" svg:height="0.882cm" svg:x="1.505cm" svg:y="8.526cm">
          <draw:text-box>
            <text:p text:style-name="P1"><text:span text:style-name="T2">schedule()</text:span><text:span text:style-name="T3"> stack entry</text:span></text:p>
          </draw:text-box>
        </draw:frame>
        <draw:frame draw:style-name="gr16" draw:text-style-name="P2" draw:layer="layout" svg:width="9.271cm" svg:height="0.882cm" svg:x="1.509cm" svg:y="5.844cm">
          <draw:text-box>
            <text:p text:style-name="P1"><text:span text:style-name="T3">Interrupt stack entry</text:span></text:p>
          </draw:text-box>
        </draw:frame>
        <draw:frame draw:style-name="gr3" draw:text-style-name="P2" draw:layer="layout" svg:width="9.271cm" svg:height="0.882cm" svg:x="1.506cm" svg:y="9.426cm">
          <draw:text-box>
            <text:p text:style-name="P1"><text:span text:style-name="T2">switch_threads()</text:span><text:span text:style-name="T3"> stack entry</text:span></text:p>
          </draw:text-box>
        </draw:frame>
        <draw:custom-shape draw:style-name="gr1" draw:text-style-name="P1" draw:layer="layout" svg:width="9.271cm" svg:height="13.462cm" svg:x="12.007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12.007cm" svg:y="14.191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12.008cm" svg:y="4.944cm">
          <draw:text-box>
            <text:p text:style-name="P1"><text:span text:style-name="T2">foobaz()</text:span><text:span text:style-name="T3"> stack entry</text:span></text:p>
          </draw:text-box>
        </draw:frame>
        <draw:frame draw:style-name="gr4" draw:text-style-name="P3" draw:layer="layout" svg:width="9.271cm" svg:height="1.397cm" svg:x="12.007cm" svg:y="3.54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12.007cm" svg:y="2.15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12.007cm" svg:y="3.039cm">
          <draw:text-box>
            <text:p text:style-name="P1"><text:span text:style-name="T2">thread_two()</text:span><text:span text:style-name="T3"> stack entry</text:span></text:p>
          </draw:text-box>
        </draw:frame>
        <draw:frame draw:style-name="gr3" draw:text-style-name="P2" draw:layer="layout" svg:width="9.271cm" svg:height="0.882cm" svg:x="12.004cm" svg:y="5.826cm">
          <draw:text-box>
            <text:p text:style-name="P1"><text:span text:style-name="T2">thread_yield()</text:span><text:span text:style-name="T3"> stack entry</text:span></text:p>
          </draw:text-box>
        </draw:frame>
        <draw:frame draw:style-name="gr3" draw:text-style-name="P2" draw:layer="layout" svg:width="9.271cm" svg:height="0.882cm" svg:x="12.005cm" svg:y="6.726cm">
          <draw:text-box>
            <text:p text:style-name="P1"><text:span text:style-name="T2">schedule()</text:span><text:span text:style-name="T3"> stack entry</text:span></text:p>
          </draw:text-box>
        </draw:frame>
        <draw:frame draw:style-name="gr3" draw:text-style-name="P2" draw:layer="layout" svg:width="9.271cm" svg:height="0.882cm" svg:x="12.006cm" svg:y="7.626cm">
          <draw:text-box>
            <text:p text:style-name="P1"><text:span text:style-name="T2">switch_threads()</text:span><text:span text:style-name="T3"> stack entry</text:span></text:p>
          </draw:text-box>
        </draw:frame>
        <draw:custom-shape draw:style-name="gr1" draw:text-style-name="P1" draw:layer="layout" svg:width="9.271cm" svg:height="13.462cm" svg:x="22.507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397cm" svg:x="22.507cm" svg:y="14.191cm">
          <draw:text-box>
            <text:p text:style-name="P1"><text:span text:style-name="T1">struct thread</text:span></text:p>
          </draw:text-box>
        </draw:frame>
        <draw:frame draw:style-name="gr3" draw:text-style-name="P2" draw:layer="layout" svg:width="9.271cm" svg:height="0.882cm" svg:x="22.508cm" svg:y="4.944cm">
          <draw:text-box>
            <text:p text:style-name="P1"><text:span text:style-name="T2">barbaz()</text:span><text:span text:style-name="T3"> stack entry</text:span></text:p>
          </draw:text-box>
        </draw:frame>
        <draw:frame draw:style-name="gr4" draw:text-style-name="P3" draw:layer="layout" svg:width="9.271cm" svg:height="1.397cm" svg:x="22.507cm" svg:y="3.54cm">
          <draw:text-box>
            <text:p text:style-name="P1"><text:span text:style-name="T4">. . .</text:span></text:p>
          </draw:text-box>
        </draw:frame>
        <draw:frame draw:style-name="gr3" draw:text-style-name="P2" draw:layer="layout" svg:width="9.271cm" svg:height="0.882cm" svg:x="22.507cm" svg:y="2.15cm">
          <draw:text-box>
            <text:p text:style-name="P1"><text:span text:style-name="T2">kernel_thread()</text:span><text:span text:style-name="T3"> stack entry</text:span></text:p>
          </draw:text-box>
        </draw:frame>
        <draw:frame draw:style-name="gr3" draw:text-style-name="P2" draw:layer="layout" svg:width="9.271cm" svg:height="0.882cm" svg:x="22.507cm" svg:y="3.039cm">
          <draw:text-box>
            <text:p text:style-name="P1"><text:span text:style-name="T2">thread_one()</text:span><text:span text:style-name="T3"> stack entry</text:span></text:p>
          </draw:text-box>
        </draw:frame>
        <draw:frame draw:style-name="gr3" draw:text-style-name="P2" draw:layer="layout" svg:width="9.271cm" svg:height="0.882cm" svg:x="22.504cm" svg:y="7.226cm">
          <draw:text-box>
            <text:p text:style-name="P1"><text:span text:style-name="T2">thread_block()</text:span><text:span text:style-name="T3"> stack entry</text:span></text:p>
          </draw:text-box>
        </draw:frame>
        <draw:frame draw:style-name="gr3" draw:text-style-name="P2" draw:layer="layout" svg:width="9.271cm" svg:height="0.882cm" svg:x="22.505cm" svg:y="8.126cm">
          <draw:text-box>
            <text:p text:style-name="P1"><text:span text:style-name="T2">schedule()</text:span><text:span text:style-name="T3"> stack entry</text:span></text:p>
          </draw:text-box>
        </draw:frame>
        <draw:frame draw:style-name="gr3" draw:text-style-name="P2" draw:layer="layout" svg:width="9.271cm" svg:height="0.882cm" svg:x="22.506cm" svg:y="9.026cm">
          <draw:text-box>
            <text:p text:style-name="P1"><text:span text:style-name="T2">switch_threads()</text:span><text:span text:style-name="T3"> stack entry</text:span></text:p>
          </draw:text-box>
        </draw:frame>
        <draw:frame draw:style-name="gr4" draw:text-style-name="P3" draw:layer="layout" svg:width="9.271cm" svg:height="1.397cm" svg:x="22.508cm" svg:y="5.741cm">
          <draw:text-box>
            <text:p text:style-name="P1"><text:span text:style-name="T4">. . .</text:span></text:p>
          </draw:text-box>
        </draw:frame>
        <draw:frame draw:style-name="gr17" draw:text-style-name="P1" draw:layer="layout" svg:width="5.188cm" svg:height="1.673cm" svg:x="3.794cm" svg:y="16.293cm">
          <draw:text-box>
            <text:p text:style-name="P1">Preemption after</text:p>
            <text:p text:style-name="P1">using timeslice</text:p>
          </draw:text-box>
        </draw:frame>
        <draw:frame draw:style-name="gr17" draw:text-style-name="P1" draw:layer="layout" svg:width="5.751cm" svg:height="0.962cm" svg:x="13.794cm" svg:y="16.648cm">
          <draw:text-box>
            <text:p text:style-name="P1">Yielding voluntarily</text:p>
          </draw:text-box>
        </draw:frame>
        <draw:frame draw:style-name="gr17" draw:text-style-name="P1" draw:layer="layout" svg:width="9.583cm" svg:height="1.673cm" svg:x="22.532cm" svg:y="16.293cm">
          <draw:text-box>
            <text:p text:style-name="P1">Blocking</text:p>
            <text:p text:style-name="P1">(typically by calling sema_down)</text:p>
          </draw:text-box>
        </draw:frame>
      </draw:page>
      <draw:page draw:name="page5" draw:style-name="dp1" draw:master-page-name="Default">
        <draw:custom-shape draw:style-name="gr11" draw:text-style-name="P1" draw:layer="layout" svg:width="14.351cm" svg:height="3.81cm" svg:x="2.778cm" svg:y="2.524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7.112cm" svg:height="1.016cm" svg:x="5.064cm" svg:y="2.905cm">
          <draw:text-box>
            <text:p text:style-name="P1"><text:span text:style-name="T1">next</text:span></text:p>
          </draw:text-box>
        </draw:frame>
        <draw:frame draw:style-name="gr19" draw:text-style-name="P1" draw:layer="layout" svg:width="1.941cm" svg:height="0.68cm" svg:x="2.942cm" svg:y="3.073cm">
          <draw:text-box>
            <text:p text:style-name="P1"><text:span text:style-name="T1">0x0C00</text:span></text:p>
          </draw:text-box>
        </draw:frame>
        <draw:frame draw:style-name="gr18" draw:text-style-name="P2" draw:layer="layout" svg:width="7.112cm" svg:height="1.016cm" svg:x="5.065cm" svg:y="3.905cm">
          <draw:text-box>
            <text:p text:style-name="P1"><text:span text:style-name="T1">cur</text:span></text:p>
          </draw:text-box>
        </draw:frame>
        <draw:frame draw:style-name="gr19" draw:text-style-name="P1" draw:layer="layout" svg:width="1.941cm" svg:height="0.68cm" svg:x="2.943cm" svg:y="4.073cm">
          <draw:text-box>
            <text:p text:style-name="P1"><text:span text:style-name="T1">0x0BFC</text:span></text:p>
          </draw:text-box>
        </draw:frame>
        <draw:frame draw:style-name="gr18" draw:text-style-name="P2" draw:layer="layout" svg:width="7.112cm" svg:height="1.016cm" svg:x="5.066cm" svg:y="4.905cm">
          <draw:text-box>
            <text:p text:style-name="P1"><text:span text:style-name="T1">Return address</text:span></text:p>
          </draw:text-box>
        </draw:frame>
        <draw:frame draw:style-name="gr19" draw:text-style-name="P1" draw:layer="layout" svg:width="1.941cm" svg:height="0.68cm" svg:x="2.944cm" svg:y="5.073cm">
          <draw:text-box>
            <text:p text:style-name="P1"><text:span text:style-name="T1">0x0BF8</text:span></text:p>
          </draw:text-box>
        </draw:frame>
        <draw:frame draw:style-name="gr18" draw:text-style-name="P2" draw:layer="layout" svg:width="7.112cm" svg:height="1.016cm" svg:x="5.065cm" svg:y="8.505cm">
          <draw:text-box>
            <text:p text:style-name="P1"><text:span text:style-name="T1">next</text:span></text:p>
          </draw:text-box>
        </draw:frame>
        <draw:frame draw:style-name="gr19" draw:text-style-name="P1" draw:layer="layout" svg:width="4.879cm" svg:height="0.68cm" svg:x="0cm" svg:y="8.673cm">
          <draw:text-box>
            <text:p text:style-name="P1"><text:span text:style-name="T1">(esp + 24) 0x0C00 </text:span></text:p>
          </draw:text-box>
        </draw:frame>
        <draw:frame draw:style-name="gr18" draw:text-style-name="P2" draw:layer="layout" svg:width="7.112cm" svg:height="1.016cm" svg:x="5.066cm" svg:y="9.505cm">
          <draw:text-box>
            <text:p text:style-name="P1"><text:span text:style-name="T1">cur</text:span></text:p>
          </draw:text-box>
        </draw:frame>
        <draw:frame draw:style-name="gr19" draw:text-style-name="P1" draw:layer="layout" svg:width="4.879cm" svg:height="0.68cm" svg:x="0.003cm" svg:y="9.673cm">
          <draw:text-box>
            <text:p text:style-name="P1"><text:span text:style-name="T1">(esp + 20) 0x0BFC </text:span></text:p>
          </draw:text-box>
        </draw:frame>
        <draw:frame draw:style-name="gr18" draw:text-style-name="P2" draw:layer="layout" svg:width="7.112cm" svg:height="1.016cm" svg:x="5.067cm" svg:y="10.505cm">
          <draw:text-box>
            <text:p text:style-name="P1"><text:span text:style-name="T1">Return address</text:span></text:p>
          </draw:text-box>
        </draw:frame>
        <draw:frame draw:style-name="gr19" draw:text-style-name="P1" draw:layer="layout" svg:width="4.879cm" svg:height="0.68cm" svg:x="0.005cm" svg:y="10.673cm">
          <draw:text-box>
            <text:p text:style-name="P1"><text:span text:style-name="T1">(esp + 16) 0x0BF8 </text:span></text:p>
          </draw:text-box>
        </draw:frame>
        <draw:frame draw:style-name="gr18" draw:text-style-name="P2" draw:layer="layout" svg:width="7.112cm" svg:height="1.016cm" svg:x="5.067cm" svg:y="11.505cm">
          <draw:text-box>
            <text:p text:style-name="P1"><text:span text:style-name="T1">ebx</text:span></text:p>
          </draw:text-box>
        </draw:frame>
        <draw:frame draw:style-name="gr19" draw:text-style-name="P1" draw:layer="layout" svg:width="4.879cm" svg:height="0.68cm" svg:x="0.005cm" svg:y="11.673cm">
          <draw:text-box>
            <text:p text:style-name="P1"><text:span text:style-name="T1">(esp + 12) 0x0BF4 </text:span></text:p>
          </draw:text-box>
        </draw:frame>
        <draw:frame draw:style-name="gr18" draw:text-style-name="P2" draw:layer="layout" svg:width="7.112cm" svg:height="1.016cm" svg:x="5.068cm" svg:y="12.505cm">
          <draw:text-box>
            <text:p text:style-name="P1"><text:span text:style-name="T1">ebp</text:span></text:p>
          </draw:text-box>
        </draw:frame>
        <draw:frame draw:style-name="gr19" draw:text-style-name="P1" draw:layer="layout" svg:width="4.879cm" svg:height="0.68cm" svg:x="0.008cm" svg:y="12.673cm">
          <draw:text-box>
            <text:p text:style-name="P1"><text:span text:style-name="T1">(esp + 8) 0x0BF0</text:span></text:p>
          </draw:text-box>
        </draw:frame>
        <draw:frame draw:style-name="gr18" draw:text-style-name="P2" draw:layer="layout" svg:width="7.112cm" svg:height="1.016cm" svg:x="5.067cm" svg:y="13.505cm">
          <draw:text-box>
            <text:p text:style-name="P1"><text:span text:style-name="T1">esi</text:span></text:p>
          </draw:text-box>
        </draw:frame>
        <draw:frame draw:style-name="gr19" draw:text-style-name="P1" draw:layer="layout" svg:width="4.879cm" svg:height="0.68cm" svg:x="0.005cm" svg:y="13.673cm">
          <draw:text-box>
            <text:p text:style-name="P1"><text:span text:style-name="T1">(esp + 4) 0x0BEC</text:span></text:p>
          </draw:text-box>
        </draw:frame>
        <draw:frame draw:style-name="gr18" draw:text-style-name="P2" draw:layer="layout" svg:width="7.112cm" svg:height="1.016cm" svg:x="5.068cm" svg:y="14.505cm">
          <draw:text-box>
            <text:p text:style-name="P1"><text:span text:style-name="T1">edi</text:span></text:p>
          </draw:text-box>
        </draw:frame>
        <draw:frame draw:style-name="gr19" draw:text-style-name="P1" draw:layer="layout" svg:width="4.887cm" svg:height="0.68cm" svg:x="0cm" svg:y="14.673cm">
          <draw:text-box>
            <text:p text:style-name="P1"><text:span text:style-name="T1">(esp + 0) 0x0BE8</text:span></text:p>
          </draw:text-box>
        </draw:frame>
        <draw:frame draw:style-name="gr18" draw:text-style-name="P2" draw:layer="layout" svg:width="2.159cm" svg:height="1.016cm" svg:x="14.57cm" svg:y="4.921cm">
          <draw:text-box>
            <text:p text:style-name="P1"><text:span text:style-name="T1">0x0BF8</text:span></text:p>
          </draw:text-box>
        </draw:frame>
        <draw:frame draw:style-name="gr19" draw:text-style-name="P1" draw:layer="layout" svg:width="1.941cm" svg:height="0.68cm" svg:x="12.848cm" svg:y="5.089cm">
          <draw:text-box>
            <text:p text:style-name="P1"><text:span text:style-name="T1">esp</text:span></text:p>
          </draw:text-box>
        </draw:frame>
        <draw:frame draw:style-name="gr18" draw:text-style-name="P2" draw:layer="layout" svg:width="2.159cm" svg:height="1.016cm" svg:x="14.279cm" svg:y="14.489cm">
          <draw:text-box>
            <text:p text:style-name="P1"><text:span text:style-name="T1">0x0BE8</text:span></text:p>
          </draw:text-box>
        </draw:frame>
        <draw:frame draw:style-name="gr19" draw:text-style-name="P1" draw:layer="layout" svg:width="1.941cm" svg:height="0.68cm" svg:x="12.557cm" svg:y="14.657cm">
          <draw:text-box>
            <text:p text:style-name="P1"><text:span text:style-name="T1">es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nsolas1" svg:font-family="Consolas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ja Sotomayor</meta:initial-creator>
    <meta:creation-date>2017-04-17T14:20:12.316060885</meta:creation-date>
    <dc:date>2017-04-28T12:32:32.269225897</dc:date>
    <meta:editing-duration>PT2H19M13S</meta:editing-duration>
    <meta:editing-cycles>10</meta:editing-cycles>
    <meta:generator>LibreOffice/4.2.7.2$Linux_X86_64 LibreOffice_project/420m0$Build-2</meta:generator>
    <meta:document-statistic meta:object-count="106"/>
  </office:meta>
</office:document-meta>
</file>